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paragraph-rsid="000e2cc4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rsid="000a7387" officeooo:paragraph-rsid="000a7387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rsid="000e2cc4" officeooo:paragraph-rsid="000e2cc4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rsid="0006de9c" officeooo:paragraph-rsid="0006de9c" style:font-size-asian="11pt" style:font-size-complex="11pt"/>
    </style:style>
    <style:style style:name="P7" style:family="paragraph" style:parent-style-name="Text_20_body">
      <style:paragraph-properties fo:margin-top="0in" fo:margin-bottom="0.0972in" loext:contextual-spacing="false"/>
      <style:text-properties officeooo:rsid="0005a2fc" officeooo:paragraph-rsid="0005a2fc"/>
    </style:style>
    <style:style style:name="P8" style:family="paragraph" style:parent-style-name="Text_20_body">
      <style:paragraph-properties fo:text-align="justify" style:justify-single-word="false"/>
      <style:text-properties officeooo:rsid="0005a2fc" officeooo:paragraph-rsid="0005a2fc"/>
    </style:style>
    <style:style style:name="P9" style:family="paragraph" style:parent-style-name="Text_20_body">
      <style:paragraph-properties fo:text-align="justify" style:justify-single-word="false"/>
      <style:text-properties officeooo:rsid="0007de06" officeooo:paragraph-rsid="0007de06"/>
    </style:style>
    <style:style style:name="P10" style:family="paragraph" style:parent-style-name="Heading_20_1" style:list-style-name="WWNum1"/>
    <style:style style:name="P11" style:family="paragraph" style:parent-style-name="Heading_20_1" style:list-style-name="WWNum1">
      <style:text-properties officeooo:rsid="0007de06" officeooo:paragraph-rsid="0007de06"/>
    </style:style>
    <style:style style:name="P12" style:family="paragraph" style:parent-style-name="Heading_20_1" style:list-style-name="WWNum1">
      <style:text-properties officeooo:rsid="0005a2fc" officeooo:paragraph-rsid="0005a2fc"/>
    </style:style>
    <style:style style:name="P13" style:family="paragraph" style:parent-style-name="Title" style:master-page-name="Standard">
      <style:paragraph-properties fo:margin-top="0.1665in" fo:margin-bottom="0.0835in" loext:contextual-spacing="false" style:page-number="auto"/>
      <style:text-properties style:font-name="Arial" fo:font-size="18pt" officeooo:rsid="00094453" officeooo:paragraph-rsid="00094453" style:font-size-asian="18pt" style:font-size-complex="18pt"/>
    </style:style>
    <style:style style:name="T1" style:family="text">
      <style:text-properties officeooo:rsid="00094453"/>
    </style:style>
    <style:style style:name="T2" style:family="text">
      <style:text-properties officeooo:rsid="000a7387"/>
    </style:style>
    <style:style style:name="T3" style:family="text">
      <style:text-properties officeooo:rsid="000c71cd"/>
    </style:style>
    <style:style style:name="T4" style:family="text">
      <style:text-properties officeooo:rsid="000e2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p</text:span>putils <text:span text:style-name="T2">v1.0</text:span> user's manual</text:p>
      <text:p text:style-name="P2">By Pat Prodanovic, Ph.D., P.Eng.</text:p>
      <text:p text:style-name="P5">Hydrotechnical Engineer</text:p>
      <text:p text:style-name="P5">Riggs Engineering Ltd.</text:p>
      <text:p text:style-name="P3">London, Ontario</text:p>
      <text:p text:style-name="P5">Canada</text:p>
      <text:p text:style-name="P5"/>
      <text:p text:style-name="P6">email <text:span text:style-name="T4">(personal)</text:span>: <text:a xlink:type="simple" xlink:href="mailto:pprodano@gmail.com" text:style-name="Internet_20_link" text:visited-style-name="Visited_20_Internet_20_Link"><text:span text:style-name="T1">pprodano@gmail.com</text:span></text:a></text:p>
      <text:p text:style-name="P5">email (work): <text:a xlink:type="simple" xlink:href="mailto:pprodanovic@riggsengineering.com" text:style-name="Internet_20_link" text:visited-style-name="Visited_20_Internet_20_Link">pprodanovic@riggsengineering.com</text:a></text:p>
      <text:p text:style-name="P4"/>
      <text:p text:style-name="P4">July 1<text:span text:style-name="T4">2</text:span>, 2015</text:p>
      <text:p text:style-name="P2"/>
      <text:p text:style-name="P2"/>
      <text:list xml:id="list4395079918994381654" text:style-name="WWNum1">
        <text:list-item>
          <text:h text:style-name="P10" text:outline-level="1">Introduction</text:h>
        </text:list-item>
      </text:list>
      <text:p text:style-name="P8">The following <text:span text:style-name="T3">set of Python scripts are used for pre- and post-processing numerical simulation of environmental problems requiring gridded or triangular domains. The main principles that drove development of the scripts were the following: i) the geometry inputs should be </text:span></text:p>
      <text:p text:style-name="P8"/>
      <text:p text:style-name="P9">The scripts are written in Python, and require the following libraries: matplotlib, numpy,</text:p>
      <text:list xml:id="list225423950684481" text:continue-numbering="true" text:style-name="WWNum1">
        <text:list-item>
          <text:h text:style-name="P11" text:outline-level="1">Requirements</text:h>
        </text:list-item>
        <text:list-item>
          <text:h text:style-name="P11" text:outline-level="1">Usage</text:h>
        </text:list-item>
      </text:list>
      <text:p text:style-name="Text_20_body"/>
      <text:list xml:id="list225422573050352" text:continue-numbering="true" text:style-name="WWNum1">
        <text:list-item>
          <text:h text:style-name="P12" text:outline-level="1">Limitations</text:h>
        </text:list-item>
        <text:list-item>
          <text:h text:style-name="P12" text:outline-level="1"/>
        </text:list-item>
      </text:list>
      <text:p text:style-name="Text_20_body">Something else goes here ..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style:writing-mode="lr-tb"/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auto-update="true" style:default-outline-level="1" style:list-style-name="" style:class="text">
      <style:paragraph-properties fo:margin-top="0.1665in" fo:margin-bottom="0.0835in" loext:contextual-spacing="false" fo:text-align="start" style:justify-single-word="false" style:writing-mode="lr-tb">
        <style:tab-stops/>
      </style:paragraph-properties>
      <style:text-properties style:font-name="Arial1" fo:font-family="Arial" style:font-family-generic="swiss" style:font-pitch="variable" fo:font-size="17pt" fo:font-weight="bold" style:font-size-asian="17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99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72in" fo:margin-left="0in" fo:margin-right="0in" fo:margin-top="0.33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16:07</meta:creation-date>
    <dc:language>en-US</dc:language>
    <dc:date>2015-11-27T22:54:21.948383041</dc:date>
    <meta:editing-cycles>13</meta:editing-cycles>
    <meta:editing-duration>PT31M10S</meta:editing-duration>
    <meta:generator>LibreOffice/4.3.3.2$Linux_X86_64 LibreOffice_project/430m0$Build-2</meta:generator>
    <meta:document-statistic meta:table-count="0" meta:image-count="0" meta:object-count="0" meta:page-count="1" meta:paragraph-count="18" meta:word-count="94" meta:character-count="656" meta:non-whitespace-character-count="583"/>
  </office:meta>
</office:document-meta>
</file>